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e26" officeooo:paragraph-rsid="001f9e26"/>
    </style:style>
    <style:style style:name="P2" style:family="paragraph" style:parent-style-name="Standard">
      <style:text-properties officeooo:rsid="0020531c" officeooo:paragraph-rsid="0020531c"/>
    </style:style>
    <style:style style:name="T1" style:family="text">
      <style:text-properties officeooo:rsid="0020531c"/>
    </style:style>
    <style:style style:name="T2" style:family="text">
      <style:text-properties fo:font-weight="bold" style:font-weight-asian="bold" style:font-weight-complex="bold"/>
    </style:style>
    <style:style style:name="T3" style:family="text">
      <style:text-properties officeooo:rsid="002105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s</text:span> un fenomeno vibratorio. Se describe como oscilatorio y amortiguado.</text:p>
      <text:p text:style-name="P1"/>
      <text:p text:style-name="P1">Puede pensarse como un resorte con una masa, algo oscilatorio que va decreciendo. </text:p>
      <text:p text:style-name="P1"/>
      <text:p text:style-name="P1">El coeficiente de amortiguamiento relativo me lo dan y tengo que resolver el sistema para ese z menor, igual y mayor que 1.</text:p>
      <text:p text:style-name="P1"/>
      <text:p text:style-name="P1">La estabilidad la analizo viendo si con un paso lo suficientemente grande, no se va todo al choto.</text:p>
      <text:p text:style-name="P1"/>
      <text:p text:style-name="P1">Hay que jugar con el paso y ver como se comporta para todos los coeficientes de amortiguamiento que elijamos. </text:p>
      <text:p text:style-name="P1"/>
      <text:p text:style-name="P2">Para la parte 2, elijo el metodo que yo quiera y la idea es analizar que me dice la solución. </text:p>
      <text:p text:style-name="P2"/>
      <text:p text:style-name="P2">Estructura del informe: </text:p>
      <text:p text:style-name="P2">-<text:span text:style-name="T2">Objetivos del tp </text:span>(promesas de lo que vamos a hacer), </text:p>
      <text:p text:style-name="P2"/>
      <text:p text:style-name="P2">-<text:span text:style-name="T2">introducción</text:span> (resumen de lo que está en el enunciado), </text:p>
      <text:p text:style-name="P2"/>
      <text:p text:style-name="P2">-<text:span text:style-name="T2">desarrollo</text:span></text:p>
      <text:p text:style-name="P2"/>
      <text:p text:style-name="P2">-<text:span text:style-name="T2">conclusiones</text:span> (la idea es dejar abierto el desarrollo de cada parte para que se pueda terminar de cerrar la idea). Las conclusiones tienen que salir de lo que se hizo antes, nada nuevo tiene que aparecer ahi. </text:p>
      <text:p text:style-name="P2"/>
      <text:p text:style-name="P2"><text:span text:style-name="T2">Anexo 1</text:span>: con el código</text:p>
      <text:p text:style-name="P2"/>
      <text:p text:style-name="P2"><text:span text:style-name="T2">Anexo 2</text:span>: Corridas numericas. No hay que poner todos, hay que poner algunas capturas de pantalla o muestra que ejemplifique lo que nos da el código fuente.<text:line-break/><text:line-break/><text:span text:style-name="T3">Si nos mandan a reentrega, tenemos una semana para hacerl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0T22:43:46.935668517</meta:creation-date>
    <dc:date>2025-05-31T02:32:13.661687253</dc:date>
    <meta:editing-duration>PT3H11M31S</meta:editing-duration>
    <meta:editing-cycles>1</meta:editing-cycles>
    <meta:document-statistic meta:table-count="0" meta:image-count="0" meta:object-count="0" meta:page-count="1" meta:paragraph-count="13" meta:word-count="205" meta:character-count="1168" meta:non-whitespace-character-count="968"/>
    <meta:generator>LibreOffice/24.2.7.2$Linux_X86_64 LibreOffice_project/420$Build-2</meta:generator>
  </office:meta>
</office:document-meta>
</file>